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c73f" officeooo:paragraph-rsid="0014c73f"/>
    </style:style>
    <style:style style:name="P2" style:family="paragraph" style:parent-style-name="Standard">
      <style:text-properties officeooo:rsid="0014c73f" officeooo:paragraph-rsid="00153d3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c73f" officeooo:paragraph-rsid="0014c73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4c73f" officeooo:paragraph-rsid="00153d3c" style:font-weight-asian="bold" style:font-weight-complex="bold"/>
    </style:style>
    <style:style style:name="P5" style:family="paragraph" style:parent-style-name="Standard">
      <style:text-properties officeooo:rsid="0015ef1f" officeooo:paragraph-rsid="0015ef1f"/>
    </style:style>
    <style:style style:name="P6" style:family="paragraph" style:parent-style-name="Standard">
      <style:text-properties style:text-underline-style="none" fo:font-weight="normal" officeooo:rsid="0015ef1f" officeooo:paragraph-rsid="0015ef1f" style:font-weight-asian="normal" style:font-weight-complex="normal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5ef1f" officeooo:paragraph-rsid="0015ef1f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5ef1f" officeooo:paragraph-rsid="00153d3c"/>
    </style:style>
    <style:style style:name="P9" style:family="paragraph" style:parent-style-name="Standard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15ef1f" officeooo:paragraph-rsid="0015ef1f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normal" officeooo:rsid="0015ef1f" officeooo:paragraph-rsid="00153d3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l principio de conservación de energía</text:p>
      <text:p text:style-name="P1">Existen diferentes tipos de energía, como la energía que tienen las cosas en movimiento, llamada <text:span text:style-name="T1">cinética</text:span><text:span text:style-name="T2">; la energía eléctrica que utilizamos para que funcionen los electrodomésticos; la energía radiante emitida por el sol y las fuentes de luz, etcétera. Sin embargo, una de las propiedades de la energía es que puede transformarse de una forma a <text:s/>otra, manteniendo su cantidad constante. Esto se conoce como el </text:span><text:span text:style-name="T1">principio de conservación de la energía</text:span><text:span text:style-name="T2">.</text:span></text:p>
      <text:p text:style-name="P1"><text:span text:style-name="T2">La energía térmica, más conocida como </text:span><text:span text:style-name="T1">calor</text:span><text:span text:style-name="T2">, es aquella que pasa de un cuerpo de mayor temperatura a uno de menor temperatura.</text:span></text:p>
      <text:p text:style-name="P1"/>
      <text:p text:style-name="P3">¿Cuál es la diferencia entre calor y temperatura?</text:p>
      <text:p text:style-name="P1">Calor y temperatura son conceptos diferentes que se suelen confundir en el uso cotidiano. Por ejemplo, la frase: “Qué calor hace” es una expresión que suele usarse para referirse al concepto de temperatura.</text:p>
      <text:p text:style-name="P1">Sin dudas el calor está directamente relacionado con la temperatura, pero ¿Cómo?</text:p>
      <text:p text:style-name="P1">Todos los cuerpos están constituidos por pequeñas partículas (átomos y moléculas) en constante movimiento, y este movimiento genera energía cinética. La temperatura está directamente relacionada con estos movimientos, y cuanto más rápido se mueven los átomos o las moléculas mayor será su valor. Esto se debe a que aumenta el número de choques entre las partículas, transformando su energía cinética en energía térmica o calor. Por el contrario, si se aquietan las partículas de una sustancia, se genera menos calor y su temperatura disminuye.</text:p>
      <text:p text:style-name="P1">En conclusión, el <text:span text:style-name="T1">calor</text:span><text:span text:style-name="T2"> es la energía producida por el movimiento de las partículas de un cuerpo, mientras que la </text:span><text:span text:style-name="T1">temperatura</text:span><text:span text:style-name="T2"> es la medida o magnitud de dicha energía.</text:span></text:p>
      <text:p text:style-name="P7"><text:span text:style-name="T2"/></text:p>
      <text:p text:style-name="P9"><text:span text:style-name="T2">Manual: Mucho más Manual 5 Editorlal Longseller</text:span></text:p>
      <text:p text:style-name="P10"/>
      <text:p text:style-name="P6"/>
      <text:p text:style-name="P4">El principio de conservación de energía</text:p>
      <text:p text:style-name="P2">Existen diferentes tipos de energía, como la energía que tienen las cosas en movimiento, llamada <text:span text:style-name="T1">cinética</text:span><text:span text:style-name="T2">; la energía eléctrica que utilizamos para que funcionen los electrodomésticos; la energía radiante emitida por el sol y las fuentes de luz, etcétera. Sin embargo, una de las propiedades de la energía es que puede transformarse de una forma a <text:s/>otra, manteniendo su cantidad constante. Esto se conoce como el </text:span><text:span text:style-name="T1">principio de conservación de la energía</text:span><text:span text:style-name="T2">.</text:span></text:p>
      <text:p text:style-name="P2"><text:span text:style-name="T2">La energía térmica, más conocida como </text:span><text:span text:style-name="T1">calor</text:span><text:span text:style-name="T2">, es aquella que pasa de un cuerpo de mayor temperatura a uno de menor temperatura.</text:span></text:p>
      <text:p text:style-name="P2"/>
      <text:p text:style-name="P4">¿Cuál es la diferencia entre calor y temperatura?</text:p>
      <text:p text:style-name="P2">Calor y temperatura son conceptos diferentes que se suelen confundir en el uso cotidiano. Por ejemplo, la frase: “Qué calor hace” es una expresión que suele usarse para referirse al concepto de temperatura.</text:p>
      <text:p text:style-name="P2">Sin dudas el calor está directamente relacionado con la temperatura, pero ¿Cómo?</text:p>
      <text:p text:style-name="P2">Todos los cuerpos están constituidos por pequeñas partículas (átomos y moléculas) en constante movimiento, y este movimiento genera energía cinética. La temperatura está directamente relacionada con estos movimientos, y cuanto más rápido se mueven los átomos o las moléculas mayor será su valor. Esto se debe a que aumenta el número de choques entre las partículas, transformando su energía cinética en energía térmica o calor. Por el contrario, si se aquietan las partículas de una sustancia, se genera menos calor y su temperatura disminuye.</text:p>
      <text:p text:style-name="P2"><text:span text:style-name="T2">En conclusión, el </text:span><text:span text:style-name="T1">calor</text:span><text:span text:style-name="T2"> es la energía producida por el movimiento de las partículas de un cuerpo, mientras que la </text:span><text:span text:style-name="T1">temperatura</text:span><text:span text:style-name="T2"> es la medida o magnitud de dicha energía.</text:span></text:p>
      <text:p text:style-name="P8"/>
      <text:p text:style-name="P9"><text:span text:style-name="T2">Manual: Mucho más Manual 5 Editorlal Longseller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0:51:30.899836449</meta:creation-date>
    <dc:date>2017-04-07T11:08:05.043966835</dc:date>
    <meta:editing-duration>PT5M3S</meta:editing-duration>
    <meta:editing-cycles>2</meta:editing-cycles>
    <meta:generator>LibreOffice/5.2.6.2$Linux_X86_64 LibreOffice_project/20m0$Build-2</meta:generator>
    <meta:document-statistic meta:table-count="0" meta:image-count="0" meta:object-count="0" meta:page-count="1" meta:paragraph-count="18" meta:word-count="546" meta:character-count="3420" meta:non-whitespace-character-count="2890"/>
  </office:meta>
</office:document-meta>
</file>